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</office:automatic-styles>
  <office:body>
    <office:text>
      <text:p text:style-name="Text_20_body">RIFA:</text:p>
      <text:p text:style-name="Text_20_body">Objetivo:</text:p>
      <text:p text:style-name="Text_20_body">Justificación:</text:p>
      <text:p text:style-name="Text_20_body">El clima extremo es el riesgo de mayor preocupación. El ritmo acelerado de la pérdida de biodiversidad es preocupante. Se está difundiendo que el número de especies ha disminuido un 60% desde 1970. En la cadena alimentaria humana, la pérdida de bio-diversidad está afectando la salud y el desarrollo socio-económico, con implicaciones para el bienestar, la productividad e incluso la seguridad. Tenemos la necesidad de afrontar los desafíos económicos y sociales que supone el cambio climático.</text:p>
      <text:p text:style-name="Text_20_body">¿Qué es un proyecto sustentable? ¿Qué es una ciudad sustentable? Buscamos mejor calidad de vida, una sociedad más justa, más atenta a lo que le pasa, lo que nos pasa, lo que hacemos. Hace tiempo nos inspiramos y nos basamos en los Objetivos de Desarrollo Sostenible <text:a xlink:type="simple" xlink:href="https://www.un.org/sustainabledevelopment/es/objetivos-de-desarrollo-sostenible/" office:name=""><text:span text:style-name="Definition">ODS</text:span></text:a>.</text:p>
      <text:p text:style-name="Text_20_body">Estamos ante enormes desafíos y queremos aportar nuestro granito de arena trabajando en proyecto sustentables para la ciudad de Córdoba. Con un trabajo a puro pulmón, sin apoyo estatal, y con apoyos privados no sistematizados, buscamos superar la barrera del límite financiero de hacer hasta ahora con fondos limitados.</text:p>
      <text:p text:style-name="Text_20_body">Desde Green Drinks venimos avanzando con proyectos por varios frentes durante años. Y para consolidar este esfuerzo decidimos formar una Fundación que nos ayude a concretar y facilitar las acciones que conjuntamente trabajamos con distintos sectores. Entre los proyectos a financiar se encuentran:</text:p>
      <text:list text:style-name="L1">
        <text:list-item>
          <text:p text:style-name="P1"><text:span text:style-name="T1">Plantando</text:span><text:span text:style-name="T2"> </text:span><text:span text:style-name="T3">Futuro</text:span></text:p>
        </text:list-item>
        <text:list-item>
          <text:p text:style-name="P1"><text:span text:style-name="T4">Barrio</text:span><text:span text:style-name="T5"> </text:span><text:span text:style-name="T6">Sustentable</text:span></text:p>
        </text:list-item>
        <text:list-item>
          <text:p text:style-name="P1"><text:span text:style-name="T7">Capacitaciones</text:span> &gt; En temas de sustentabilidad para la comunidad en general</text:p>
        </text:list-item>
        <text:list-item>
          <text:p text:style-name="P1"><text:span text:style-name="T8">Investigaciones</text:span> &gt; Sobre problemáticas relacionadas con la sustentabilidad en Córdoba. Por ejemplo: Relevamiento de la situación actual de los Recuperadores Urbanos de la provincia de Córdoba.</text:p>
        </text:list-item>
        <text:list-item>
          <text:p text:style-name="P1"><text:span text:style-name="T9">Asesoramien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